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Code_20_Example_20_Font">
      <style:text-properties style:font-name="Courier1" fo:letter-spacing="-0.0138in" style:font-size-asian="10.5pt"/>
    </style:style>
    <style:style style:name="P6" style:family="paragraph" style:parent-style-name="Text_20_body" style:list-style-name="L1">
      <style:paragraph-properties fo:text-align="start" style:justify-single-word="false"/>
      <style:text-properties fo:font-weight="normal" style:font-weight-asian="normal" style:font-weight-complex="normal"/>
    </style:style>
    <style:style style:name="P7" style:family="paragraph" style:parent-style-name="Text_20_body" style:list-style-name="L2"/>
    <style:style style:name="T1" style:family="text">
      <style:text-properties fo:font-weight="bold" style:font-weight-asian="bold" style:font-weight-complex="bold"/>
    </style:style>
    <style:style style:name="fr1" style:family="graphic" style:parent-style-name="Code_20_Example">
      <style:graphic-properties style:vertical-pos="top" style:vertical-rel="paragraph-content" style:horizontal-pos="center" style:horizontal-rel="paragraph-content"/>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2">A Brief Introduction to SQL</text:p>
      <text:p text:style-name="P3">SQL stands for Structured Query Language.. It is the standard language for relational databases. Basically every relational DBMS (RDBMS) implements SQL, although with slight variations.</text:p>
      <text:p text:style-name="P4">In this section we will provide a brief introduction to SQL in the context of a simple example. We will expand on all of the material later.</text:p>
      <text:p text:style-name="P4">Imagine we want to store a list of students enrolled in a class in a database, so we can later produce reports on that data. We will need to perform three kinds of actions, in roughly the following order:</text:p>
      <text:list xml:id="list595750557" text:style-name="L1">
        <text:list-item>
          <text:p text:style-name="P6">Create the table where we will store the data. The SQL command we will use is <text:span text:style-name="T1">CREATE TABLE</text:span></text:p>
        </text:list-item>
        <text:list-item>
          <text:p text:style-name="P6">Put the data in the database; for this the first SQL command would be <text:span text:style-name="T1">INSERT</text:span>, which inserts a new row in a table. Later, we may want to execute <text:span text:style-name="T1">DELETE</text:span> commands to delete some rows, and <text:span text:style-name="T1">UPDATE</text:span> commands to change the values of some fields for some rows.</text:p>
        </text:list-item>
        <text:list-item>
          <text:p text:style-name="P6">Get the data out for different reports, and to verify we entered the correct data. For this we use the <text:span text:style-name="T1">SELECT</text:span> command.</text:p>
        </text:list-item>
      </text:list>
      <text:p text:style-name="Heading_20_2">A note about syntax</text:p>
      <text:p text:style-name="P4">SQL is not case sensitive, you can write SQL commands in uppercase, lowercase or any combination; however, it is customary to write reserved words in UPPERCASE to clearly distinguish them from <text:s/>names of fields and tables, that will vary. I follow this convention to make it easier for you to remember what is part of SQL syntax and what varies.</text:p>
      <text:p text:style-name="P4">SQL also ignores extra spaces and the number of lines a statement uses. I will format the SQL statements for readability, but they can be entered in one line if necessary. Also, most text-based SQL clients use a semicolon (;) to terminate a statement, although the semicolon is not officially part of the SQL statement.</text:p>
      <text:p text:style-name="P4">Another important issue is that SQL uses single quotes for character data, instead of double quotes, so the string constants are written like 'Orlando' instead of “Orlando”.</text:p>
      <text:p text:style-name="P4">Finally, remember that SQL was designed to resemble English, but it is still a programming language. It uses less special symbols and more reserved words than most other programming languages. In particular, the boolean operators are the actual words AND, OR and NOT rather than special symbols.</text:p>
      <text:p text:style-name="Heading_20_2">Creating the tables</text:p>
      <text:p text:style-name="Text_20_body">OK, so we want to create a table. The fields we want to keep track of are:</text:p>
      <text:list xml:id="list280001938" text:style-name="L2">
        <text:list-item>
          <text:p text:style-name="P7">The student's Id, which we will call Id. This is a number, with 5 digits. This is the primary key.</text:p>
        </text:list-item>
        <text:list-item>
          <text:p text:style-name="P7">The student's name (just one field, rather than first/middle/last), which is a string. For SQL, we need to specify the maximum length; to simplify lets set it at 20.</text:p>
        </text:list-item>
        <text:list-item>
          <text:p text:style-name="P7">The student's Major, which is a string of three characters.</text:p>
        </text:list-item>
        <text:list-item>
          <text:p text:style-name="P7">The student's Age, which is a number with two digits.</text:p>
        </text:list-item>
      </text:list>
      <text:p text:style-name="Text_20_body">So, our CREATE TABLE command would look like this:</text:p>
      <text:p text:style-name="Heading_20_2"><draw:frame draw:style-name="fr1" draw:name="Frame1" text:anchor-type="paragraph" svg:width="5.2661in" draw:z-index="0"><draw:text-box fo:min-height="1.2028in"><text:p text:style-name="Code_20_Example_20_Font">CREATE TABLE Student (</text:p><text:p text:style-name="Code_20_Example_20_Font"><text:s text:c="4"/>Id <text:s text:c="3"/>NUMERIC(5) PRIMARY KEY,</text:p><text:p text:style-name="Code_20_Example_20_Font"><text:s text:c="4"/>Name <text:tab/>VARCHAR(20),</text:p><text:p text:style-name="Code_20_Example_20_Font"><text:s text:c="4"/>Major CHAR(3),</text:p><text:p text:style-name="Code_20_Example_20_Font"><text:s text:c="4"/>Age <text:tab/>NUMERIC(2)</text:p><text:p text:style-name="Code_20_Example_20_Font">); </text:p><text:p text:style-name="Example">Example <text:sequence text:ref-name="refExample0" text:name="Example" text:formula="ooow:Example+1" style:num-format="1">1</text:sequence>: CREATE TABLE statement</text:p></draw:text-box></draw:frame><text:soft-page-break/>Adding Data</text:p>
      <text:p text:style-name="Text_20_body">To add a new row to the table, we use the INSERT INTO command. We put the name of the table, a list of fields, the keyword VALUES, and a list of values. Remember that character or string constants go between single quotes.</text:p>
      <text:p text:style-name="Text_20_body">So, the SQL command for inserting a row would look like this:</text:p>
      <text:p text:style-name="P5">INSERT INTO Student (Id,Name,Major,Age) VALUES (1,'Orlando Karam','CS',21);</text:p>
      <text:p text:style-name="Heading_20_2">Retrieving Data</text:p>
      <text:p text:style-name="Text_20_body">We retrieve data from a table with the SELECT command. We write the SELECT keyword, then a list of the fields we want (or * for retrieving all fields), and then the FROM keyword and the table we want to get data from. Normally we don't want to get data from all rows, so we use the WHERE keyword to specify conditions that the retrieved rows must satisfy.</text:p>
      <text:p text:style-name="Text_20_body">The simplest SELECT statement retrieves all data in a given table, as shown in Example 2.</text:p>
      <text:p text:style-name="Text_20_body"><draw:frame draw:style-name="fr1" draw:name="Frame2" text:anchor-type="paragraph" svg:width="5.2661in" draw:z-index="1"><draw:text-box fo:min-height="1.2028in"><text:p text:style-name="Code_20_Example_20_Font">SELECT *</text:p><text:p text:style-name="Code_20_Example_20_Font">FROM Student</text:p><text:p text:style-name="Example">Example <text:sequence text:ref-name="refExample1" text:name="Example" text:formula="ooow:Example+1" style:num-format="1">2</text:sequence>: Simplest SELECT statement, retrieves all fields and all rows from the Student table</text:p></draw:text-box></draw:frame>If we don't want to get all fields, we use a list of the fields, separated by commas. We can also specify a condition on the WHERE clause. For example, if we want the Id and Name of all students majoring in 'CS' we would write:</text:p>
      <text:p text:style-name="Text_20_body"><draw:frame draw:style-name="fr1" draw:name="Frame3" text:anchor-type="paragraph" svg:width="5.2661in" draw:z-index="2"><draw:text-box fo:min-height="1.2028in"><text:p text:style-name="Code_20_Example_20_Font">SELECT Id,Name</text:p><text:p text:style-name="Code_20_Example_20_Font">FROM Student</text:p><text:p text:style-name="Code_20_Example_20_Font">WHERE Major='CS'</text:p><text:p text:style-name="Example">Example <text:sequence text:ref-name="refExample2" text:name="Example" text:formula="ooow:Example+1" style:num-format="1">3</text:sequence>: Retrieving Id and Name of students majoring in 'CS'</text:p></draw:text-box></draw:frame>We can of course combine conditions in the WHERE clause using AND or OR (notice that in SQL we use the actual words AND, OR, rather than special symbols), and can use the keyword NOT to invert the condition.</text:p>
      <text:p text:style-name="Text_20_body">So, if we wanted to get the Id, Name and Age of all students who are not majoring in 'CS' and who are <text:soft-page-break/>older than 20 we would write:</text:p>
      <text:p text:style-name="Heading_20_2"><draw:frame draw:style-name="fr1" draw:name="Frame4" text:anchor-type="paragraph" svg:width="5.2661in" draw:z-index="3"><draw:text-box fo:min-height="1.2028in"><text:p text:style-name="Code_20_Example_20_Font">SELECT Id,Name,Age</text:p><text:p text:style-name="Code_20_Example_20_Font">FROM Student</text:p><text:p text:style-name="Code_20_Example_20_Font">WHERE Major!='CS' AND Age&gt;20</text:p><text:p text:style-name="Example">Example <text:sequence text:ref-name="refExample3" text:name="Example" text:formula="ooow:Example+1" style:num-format="1">4</text:sequence>: Retrieving Id , Name and Age of students older than 20 and not majoring in 'CS'</text:p></draw:text-box></draw:frame>Deleting Data</text:p>
      <text:p text:style-name="Text_20_body">If we want to delete some rows, we can use the DELETE statement. After the DELETE keyword we write the table we are deleting from, and, normally, a WHERE clause specifying which rows to delete (we delete all rows if we don't put a WHERE clause).</text:p>
      <text:p text:style-name="Text_20_body">For example, to delete the student with Id 1 we would write:</text:p>
      <text:p text:style-name="Heading_20_2"><draw:frame draw:style-name="fr1" draw:name="Frame5" text:anchor-type="paragraph" svg:width="5.2661in" draw:z-index="4"><draw:text-box fo:min-height="1.2028in"><text:p text:style-name="Code_20_Example_20_Font">DELETE </text:p><text:p text:style-name="Code_20_Example_20_Font">FROM Student</text:p><text:p text:style-name="Code_20_Example_20_Font">WHERE Id=1</text:p><text:p text:style-name="Example">Example <text:sequence text:ref-name="refExample4" text:name="Example" text:formula="ooow:Example+1" style:num-format="1">5</text:sequence>: Deleting the row for the student with id 1</text:p></draw:text-box></draw:frame>Changing data</text:p>
      <text:p text:style-name="Text_20_body">To change the data in some rows, we use the UPDATE statement. After the UPDATE keyword we write the name of the table, and then the SET keyword, and then a list of assignments, field=value; we normally specify a WHERE clause to limit the changes to only certain rows. For example, to change the row with Id 1 so its name is Alfredo Karam and its age is 25, we would write:</text:p>
      <text:p text:style-name="Heading_20_2"><draw:frame draw:style-name="fr1" draw:name="Frame6" text:anchor-type="paragraph" svg:width="5.2661in" draw:z-index="5"><draw:text-box fo:min-height="1.2028in"><text:p text:style-name="Code_20_Example_20_Font">UPDATE Student</text:p><text:p text:style-name="Code_20_Example_20_Font">SET Name='Alfredo Karam', Age=25</text:p><text:p text:style-name="Code_20_Example_20_Font">WHERE Id=1</text:p><text:p text:style-name="Example">Example <text:sequence text:ref-name="refExample5" text:name="Example" text:formula="ooow:Example+1" style:num-format="1">6</text:sequence>: Changing name and age for the student with id 1</text:p></draw:text-box></draw:frame>What more is there</text:p>
      <text:p text:style-name="Text_20_body">We have covered the basics of SQL, enough to let you start creating simple tables, but we've just scratched its surface. We will later learn how to add more constraints to the CREATE TABLE statements, so we can guarantee the data entered is not obviously <text:s/>wrong. We will also see how to eliminate (drop) the tables, and how to create indices to speed up retrieval. We will also learn all the ins and outs of the SELECT statement, allowing us to express complex conditions and to combine the information in several tables. In terms of adding data, we will see how to define transactions so we can update several tables at the sam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Index" style:next-style-name="Text_20_body" style:list-style-name="" style:class="text" style:master-page-name="">
      <style:paragraph-properties fo:margin-top="0.1402in" fo:margin-bottom="0.1in"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igure" style:family="paragraph" style:parent-style-name="Caption"/>
    <style:style style:name="Example" style:family="paragraph" style:parent-style-name="Caption"/>
    <style:style style:name="Code_20_Example" style:display-name="Code Example" style:family="paragraph" style:parent-style-name="Frame_20_contents" style:next-style-name="Contents_20_1">
      <style:text-properties style:font-name="Courier" style:font-size-asian="10.5pt"/>
    </style:style>
    <style:style style:name="Code_20_Example_20_Font" style:display-name="Code Example Font" style:family="paragraph" style:parent-style-name="Frame_20_contents">
      <style:text-properties style:font-name="Courier"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Code_20_Example" style:display-name="Code Example" style:family="graphic" style:parent-style-name="Frame">
      <style:graphic-properties text:anchor-type="paragraph" style:wrap="none" fo:background-color="transparent" style:background-transparency="100%" fo:padding="0.0591in" fo:border="0.0071in solid #000000" style:shadow="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1" text:display-levels="2">
        <style:list-level-properties text:space-before="0.1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A Brief Introduction to SQL<text:tab/><text:page-number text:select-page="current">3</text:page-number> of <text:page-count>3</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1-23T13:46:42</dc:date>
    <meta:keyword>Modeling</meta:keyword>
    <meta:keyword>Databases</meta:keyword>
    <dc:language>en-US</dc:language>
    <meta:editing-cycles>62</meta:editing-cycles>
    <meta:editing-duration>PT58H21M20S</meta:editing-duration>
    <meta:printed-by>Orlando Karam</meta:printed-by>
    <meta:print-date>2010-01-23T13:46:27</meta:print-date>
    <meta:document-statistic meta:table-count="0" meta:image-count="0" meta:object-count="0" meta:page-count="3" meta:paragraph-count="64" meta:word-count="1135" meta:character-count="6317"/>
    <dc:creator>Orlando Karam</dc:creator>
    <meta:user-defined meta:name="Info 1"/>
    <meta:user-defined meta:name="Info 2"/>
    <meta:user-defined meta:name="Info 3"/>
    <meta:user-defined meta:name="Info 4"/>
  </office:meta>
</office:document-meta>
</file>